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Open Sans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! Это хорошая работа, Вы молодец. Понравилось в работе: – Работа выполнена в полном объеме. – Правильно настроен роутинг – Отлично, что используете атрибут key, и отлично, что для него используете уникальный id, а не индекс массива. – Прекрасно заполнен README с описанием проекта и инструкцией, как его разворачивать. – Сборка и запуск проекта выполняются без ошибок. Полезные ссылки, которые помогут закрыть большинство вопросов по React: – Очень подробный разбор, на этом канале очень много реализаций проектов c асинхронным кодом: https://www.youtube.com/watch?v=GNrdg3PzpJQ – Полное руководство по useEffect: https://habr.com/ru/company/ruvds/blog/445276/ Дополнительно отмечу: - Формат файлов у React jsx Очень круто что вы подключились к этой домашней работе! Вы можете улучшить ее с помощью информации из полезных ссылок. Если будут вопросы, вы всегда можете обратиться за помощью к менторам чата в Пачке на канале FPW_F4_Практика_React_часть_2 Не останавливайтесь на достигнутом! Удачи в обучении! Отзыв подготовила ментор Волкова Мария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3T19:03:42.114401254</meta:creation-date>
    <dc:date>2023-05-23T19:04:30.240511159</dc:date>
    <meta:editing-duration>PT49S</meta:editing-duration>
    <meta:editing-cycles>1</meta:editing-cycles>
    <meta:document-statistic meta:table-count="0" meta:image-count="0" meta:object-count="0" meta:page-count="1" meta:paragraph-count="1" meta:word-count="136" meta:character-count="1058" meta:non-whitespace-character-count="916"/>
    <meta:generator>LibreOffice/6.0.7.3$Linux_X86_64 LibreOffice_project/00m0$Build-3</meta:generator>
  </office:meta>
</office:document-meta>
</file>